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d2c3d" officeooo:paragraph-rsid="000d2c3d"/>
    </style:style>
    <style:style style:name="P2" style:family="paragraph" style:parent-style-name="Standard">
      <style:paragraph-properties fo:text-align="center" style:justify-single-word="false"/>
      <style:text-properties officeooo:rsid="000d2c3d" officeooo:paragraph-rsid="000d2c3d"/>
    </style:style>
    <style:style style:name="P3" style:family="paragraph" style:parent-style-name="Standard">
      <style:paragraph-properties fo:text-align="start" style:justify-single-word="false"/>
      <style:text-properties fo:font-size="10pt" officeooo:rsid="000d2c3d" officeooo:paragraph-rsid="000d2c3d" style:font-size-asian="8.75pt" style:font-size-complex="10pt"/>
    </style:style>
    <style:style style:name="P4" style:family="paragraph" style:parent-style-name="Standard">
      <style:paragraph-properties fo:text-align="start" style:justify-single-word="false"/>
      <style:text-properties fo:font-size="10pt" officeooo:rsid="000d2c3d" officeooo:paragraph-rsid="000d2c3d" style:font-size-asian="10pt" style:font-size-complex="10pt"/>
    </style:style>
    <style:style style:name="P5" style:family="paragraph" style:parent-style-name="Standard">
      <style:paragraph-properties fo:text-align="start" style:justify-single-word="false"/>
      <style:text-properties fo:font-size="10pt" officeooo:rsid="000d2c3d" officeooo:paragraph-rsid="000e1a11" style:font-size-asian="10pt" style:font-size-complex="10pt"/>
    </style:style>
    <style:style style:name="P6" style:family="paragraph" style:parent-style-name="Standard">
      <style:paragraph-properties fo:text-align="start" style:justify-single-word="false"/>
      <style:text-properties fo:font-size="10pt" officeooo:rsid="000d2c3d" officeooo:paragraph-rsid="001186ca" style:font-size-asian="10pt" style:font-size-complex="10pt"/>
    </style:style>
    <style:style style:name="P7" style:family="paragraph" style:parent-style-name="Standard">
      <style:paragraph-properties fo:text-align="start" style:justify-single-word="false"/>
      <style:text-properties fo:font-size="10pt" officeooo:rsid="000d2c3d" officeooo:paragraph-rsid="00133b02" style:font-size-asian="10pt" style:font-size-complex="10pt"/>
    </style:style>
    <style:style style:name="P8" style:family="paragraph" style:parent-style-name="Standard">
      <style:paragraph-properties fo:text-align="start" style:justify-single-word="false"/>
      <style:text-properties fo:font-size="10pt" officeooo:rsid="000d2c3d" officeooo:paragraph-rsid="0013cdc9" style:font-size-asian="10pt" style:font-size-complex="10pt"/>
    </style:style>
    <style:style style:name="P9" style:family="paragraph" style:parent-style-name="Standard">
      <style:paragraph-properties fo:text-align="start" style:justify-single-word="false"/>
      <style:text-properties fo:font-size="10pt" officeooo:rsid="000e1a11" officeooo:paragraph-rsid="000e1a11" style:font-size-asian="10pt" style:font-size-complex="10pt"/>
    </style:style>
    <style:style style:name="P10" style:family="paragraph" style:parent-style-name="Standard">
      <style:paragraph-properties fo:text-align="start" style:justify-single-word="false"/>
      <style:text-properties fo:font-size="10pt" officeooo:rsid="001003f9" officeooo:paragraph-rsid="001003f9" style:font-size-asian="10pt" style:font-size-complex="10pt"/>
    </style:style>
    <style:style style:name="P11" style:family="paragraph" style:parent-style-name="Standard">
      <style:paragraph-properties fo:text-align="start" style:justify-single-word="false"/>
      <style:text-properties fo:font-size="10pt" officeooo:rsid="001186ca" officeooo:paragraph-rsid="001186ca" style:font-size-asian="10pt" style:font-size-complex="10pt"/>
    </style:style>
    <style:style style:name="P12" style:family="paragraph" style:parent-style-name="Standard">
      <style:paragraph-properties fo:text-align="start" style:justify-single-word="false"/>
      <style:text-properties fo:font-size="10pt" officeooo:rsid="00133b02" officeooo:paragraph-rsid="00133b02" style:font-size-asian="10pt" style:font-size-complex="10pt"/>
    </style:style>
    <style:style style:name="P13" style:family="paragraph" style:parent-style-name="Standard">
      <style:paragraph-properties fo:text-align="start" style:justify-single-word="false"/>
      <style:text-properties fo:font-size="10pt" officeooo:rsid="0013cdc9" officeooo:paragraph-rsid="0013cdc9" style:font-size-asian="10pt" style:font-size-complex="10pt"/>
    </style:style>
    <style:style style:name="T1" style:family="text">
      <style:text-properties officeooo:rsid="000d2c3d"/>
    </style:style>
    <style:style style:name="T2" style:family="text">
      <style:text-properties officeooo:rsid="000e1a11"/>
    </style:style>
    <style:style style:name="T3" style:family="text">
      <style:text-properties officeooo:rsid="001003f9"/>
    </style:style>
    <style:style style:name="T4" style:family="text">
      <style:text-properties officeooo:rsid="001186ca"/>
    </style:style>
    <style:style style:name="T5" style:family="text">
      <style:text-properties officeooo:rsid="00133b02"/>
    </style:style>
    <style:style style:name="T6" style:family="text">
      <style:text-properties officeooo:rsid="0013cdc9"/>
    </style:style>
    <style:style style:name="T7" style:family="text">
      <style:text-properties officeooo:rsid="001706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C HUFFMAN</text:p>
      <text:p text:style-name="P3">Adel Terki</text:p>
      <text:p text:style-name="P3">Florent Vielmas</text:p>
      <text:p text:style-name="P1"/>
      <text:p text:style-name="P1"/>
      <text:p text:style-name="P4">1-</text:p>
      <text:p text:style-name="P4">le nombre maximum de caractères (char) différents est de 256. Ils sont présents du caractère 0 à 255 dans la Table ASCII.</text:p>
      <text:p text:style-name="P4"/>
      <text:p text:style-name="P4">2-</text:p>
      <text:p text:style-name="P4">On représente l'arbre a l'aide de 3 tableaux : parent, fg et <text:s/>fd qui indiquent respectivement le père, le fils gauche et le fils droit de chaque nœud. Les indices des feuilles sont tous inférieurs <text:s/>a la moitié de l'indice de la racine (deux foi le nombre de caractères moins un) :</text:p>
      <text:p text:style-name="P4">Vi ∈ [0..r[ / avec r indice de la racine =&gt; i est une feuille.</text:p>
      <text:p text:style-name="P4">Le plus grand arbre représentable compte 2*256-1=511 nœuds. Dans ce cas, il existe une feuille pour chaque nœud interne de l’arbre. C’est le pire des cas de codage avec l’algorithme de huffman. <text:span text:style-name="T2">On le rencontre lorsque tous les caractères de la table ASCII sont présents dans le fichier avec la même probabilité.</text:span></text:p>
      <text:p text:style-name="P4"/>
      <text:p text:style-name="P4">3-</text:p>
      <text:p text:style-name="P4">En partant de la racine ,chaque arrête de l'arbre est étiqueté par 0 ou 1:</text:p>
      <text:p text:style-name="P4">0 pour l'arrête menant au fils gauche et 1 pour l'arrête menant au fils droit. <text:span text:style-name="T2">On rencontre une feuille lorsque le nœud ne possède pas de fils. Les Tableaux étant initialisés à -1, si fg[noeud]==-1 alors c’est une feuille. l’indice du nœud de la feuille nous permet de retrouver le caractère initialement présent dans le fichier en utilisant le tableau Rconv.</text:span></text:p>
      <text:p text:style-name="P4"/>
      <text:p text:style-name="P5">4-</text:p>
      <text:p text:style-name="P9">Le préfixe doit contenir les informations nécessaires au décodage de l’information du fichier. Pour cela il est nécessaire de posséder l’arbre ou l<text:span text:style-name="T3">es </text:span>codes <text:span text:style-name="T3">des caractères</text:span>.</text:p>
      <text:p text:style-name="P10">Dans le cas où l’on stocke les codes des caractères, nous devons comparer les codes des caractères à chaque lecture d’un nouveau bit jusqu’à matcher avec le code d’un des caractère. Cette solution est très chronophage mais simple à mettre en place.</text:p>
      <text:p text:style-name="P10">Pour optimiser la décompression, il est préférable de parcourir l’arbre au fur et à mesure de la lecture des bits. Nous n’avons qu’à écrire le caractère lorsque nous arrivons sur une feuille de l’arbre. </text:p>
      <text:p text:style-name="P10">Afin de reconstituer l’arbre de huffman utilisé lors de la compression, nous pouvons linéariser l’arbre sour forme de tableau, de suite d’informations qui décrivent le parcours de l’arbre ainsi que les caractères associés aux feuilles.</text:p>
      <text:p text:style-name="P10">Il est cependant difficile de reconstruire cet arbre à partir de sa linéarisation, donc les tableau des caractères ainsi que des occurrences passé en préfixe est un compromis intéressent pour pouvoir utiliser un arbre lors de la décompression sans trop de difficultés.</text:p>
      <text:p text:style-name="P4"/>
      <text:p text:style-name="P6">5- </text:p>
      <text:p text:style-name="P11">le préfixe est constitué <text:s/>de deux entiers qui sont le nombre total de caractères du fichier d’origine (taille sur 4 octet) ainsi que le nombre de caractères différents (nbcar sur 1octet). <text:s/>Le préfixe est ensuite composé <text:s/>des informations nécessaires à la décompression(clé). La taille de ces informations est variable selon le partit pris de décompression.</text:p>
      <text:p text:style-name="P6"><text:span text:style-name="T4">Taille</text:span>(préfixe) = <text:span text:style-name="T4">5</text:span> + <text:span text:style-name="T4">T</text:span>aille(<text:span text:style-name="T4">clé</text:span>) <text:span text:style-name="T4">octet</text:span></text:p>
      <text:p text:style-name="P11">si on choisit de représenter le tableau des occurrences, il se peut qu’il n’y ait aucun caractère à coder donc le tableau est vide donc </text:p>
      <text:p text:style-name="P11">Taille(prefixe)=5 octet</text:p>
      <text:p text:style-name="P11">si ce n’est pas le cas, <text:span text:style-name="T5">le tableau d’occurrences se composant d’un caractère puis de son occurrence alors sa taille est de</text:span></text:p>
      <text:p text:style-name="P12">nbcar+4*nbcar=5*nbcar octet</text:p>
      <text:p text:style-name="P12">donc Taille(prefixe)=5+5*nbcar=5*(1+nbcar)</text:p>
      <text:p text:style-name="P4"/>
      <text:p text:style-name="P7">6-</text:p>
      <text:p text:style-name="P12">l’octet étant la plus petite taille d’écriture dans un fichier, nous ne sommes en mesure que d’écrire des séquences de 8bits dans un fichier bien que notre cryptage de l’information nous en demande moins. </text:p>
      <text:p text:style-name="P7">Si le dernier caractère ne finit pas sur une <text:span text:style-name="T5">frontière</text:span> d'octets, <text:span text:style-name="T5">il est nécessaire de</text:span> <text:span text:style-name="T5">le </text:span>compléter <text:span text:style-name="T5">pour obtenir notre séquence de 8 bit et sauver l’information dans le fichier compressé. La complétion de cet octet s’effectue par l’ajout de 0 ou 1 aléatoirement tant que nous n’avons pas atteint les 8 bits. </text:span></text:p>
      <text:p text:style-name="P7"><text:span text:style-name="T5">L’algorithme de </text:span>décompression ne <text:span text:style-name="T5">dois</text:span> pas prendre <text:span text:style-name="T5">en compte</text:span> les bits de <text:span text:style-name="T5">complétion car ils ne représente aucunement de l’information. Pour</text:span> c<text:span text:style-name="T5">ela,</text:span> un compteur <text:span text:style-name="T5">de caractères est incrémenté à</text:span> <text:span text:style-name="T5">chaque foi qu’un caractère est décodé. Le processus de compression s’arrête lorsque le compteur est égal au nombre de caractères total du fichier (taille) et les bits de complétion ne sont pas lus.</text:span></text:p>
      <text:p text:style-name="P4"/>
      <text:p text:style-name="P8">7-</text:p>
      <text:p text:style-name="P8"><text:soft-page-break/><text:span text:style-name="T6">L</text:span>'arbre d<text:span text:style-name="T6">oit</text:span> être reconstitué et stocké en mémoire lors de la décompression <text:span text:style-name="T6">afin d’optimiser ce processus</text:span>.</text:p>
      <text:p text:style-name="P13">La reconstitution de l’arbre dépend de la manière dont l’information est codée dans l’entête.</text:p>
      <text:p text:style-name="P13">Si l’arbre est linéarisé, alors l’arbre est reconstruit de manière synchrone à la lecture de l’entête.</text:p>
      <text:p text:style-name="P13">Si le tableau des occurrences est passé en entête alors la reconstruction de l’arbre suit l’algorithme de création de l’arbre issu de la compr<text:span text:style-name="T7">e</text:span>ssion, c’est à dire en recherchant les minimums des probabilités de chaque caractères.<text:span text:style-name="T1"> </text:span></text:p>
      <text:p text:style-name="P4"/>
      <text:p text:style-name="P4"/>
      <text:p text:style-name="P4"/>
      <text:p text:style-name="P4"/>
      <text:p text:style-name="P4"><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6:02:37.461176666</meta:creation-date>
    <dc:date>2016-12-13T01:06:34.195417828</dc:date>
    <meta:editing-duration>PT12M34S</meta:editing-duration>
    <meta:editing-cycles>3</meta:editing-cycles>
    <meta:generator>LibreOffice/5.1.4.2$Linux_X86_64 LibreOffice_project/10m0$Build-2</meta:generator>
    <meta:document-statistic meta:table-count="0" meta:image-count="0" meta:object-count="0" meta:page-count="2" meta:paragraph-count="36" meta:word-count="754" meta:character-count="4557" meta:non-whitespace-character-count="3825"/>
  </office:meta>
</office:document-meta>
</file>